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size="14pt" fo:font-weight="bold" officeooo:rsid="0012aa6e" officeooo:paragraph-rsid="0012aa6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fo:font-size="14pt" fo:font-weight="normal" officeooo:rsid="0012aa6e" officeooo:paragraph-rsid="0012aa6e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size="14pt" fo:font-weight="bold" officeooo:rsid="0012aa6e" officeooo:paragraph-rsid="0012aa6e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paragraph-properties fo:margin-top="0.0791in" fo:margin-bottom="0.0791in" loext:contextual-spacing="false" fo:line-height="150%" fo:text-align="start" style:justify-single-word="false"/>
      <style:text-properties fo:font-size="14pt" fo:font-weight="bold" officeooo:rsid="0012aa6e" officeooo:paragraph-rsid="0012aa6e" style:font-size-asian="12.25pt" style:font-weight-asian="bold" style:font-size-complex="14pt" style:font-weight-complex="bold"/>
    </style:style>
    <style:style style:name="P5" style:family="paragraph" style:parent-style-name="Standard" style:list-style-name="L2">
      <style:paragraph-properties fo:margin-top="0.0791in" fo:margin-bottom="0.0791in" loext:contextual-spacing="false" fo:line-height="150%" fo:text-align="start" style:justify-single-word="false"/>
      <style:text-properties fo:font-size="14pt" fo:font-weight="normal" officeooo:rsid="0012aa6e" officeooo:paragraph-rsid="0012aa6e" style:font-size-asian="12.25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margin-top="0.0791in" fo:margin-bottom="0.0791in" loext:contextual-spacing="false" fo:line-height="150%" fo:text-align="justify" style:justify-single-word="false"/>
      <style:text-properties fo:font-size="14pt" fo:font-weight="normal" officeooo:rsid="0012aa6e" officeooo:paragraph-rsid="0012aa6e" style:font-size-asian="12.25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margin-top="0.0791in" fo:margin-bottom="0.0791in" loext:contextual-spacing="false" fo:line-height="150%" fo:text-align="justify" style:justify-single-word="false"/>
      <style:text-properties fo:font-size="14pt" fo:font-weight="normal" officeooo:rsid="0015eaad" officeooo:paragraph-rsid="0015eaad" style:font-size-asian="12.25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margin-top="0.0791in" fo:margin-bottom="0.0791in" loext:contextual-spacing="false" fo:line-height="150%" fo:text-align="justify" style:justify-single-word="false"/>
      <style:text-properties fo:font-size="14pt" fo:font-weight="normal" officeooo:rsid="00144e59" officeooo:paragraph-rsid="0015eaad" style:font-size-asian="12.25pt" style:font-weight-asian="normal" style:font-size-complex="14pt" style:font-weight-complex="normal"/>
    </style:style>
    <style:style style:name="P9" style:family="paragraph" style:parent-style-name="Standard" style:list-style-name="L4">
      <style:paragraph-properties fo:margin-top="0.0791in" fo:margin-bottom="0.0791in" loext:contextual-spacing="false" fo:line-height="150%" fo:text-align="justify" style:justify-single-word="false"/>
      <style:text-properties fo:font-size="14pt" fo:font-weight="normal" officeooo:rsid="0016e743" officeooo:paragraph-rsid="0016e743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margin-top="0.0791in" fo:margin-bottom="0.0791in" loext:contextual-spacing="false" fo:line-height="150%" fo:text-align="justify" style:justify-single-word="false"/>
      <style:text-properties fo:font-size="14pt" fo:font-weight="normal" officeooo:rsid="0017a904" officeooo:paragraph-rsid="0017a904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margin-top="0.0791in" fo:margin-bottom="0.0791in" loext:contextual-spacing="false" fo:line-height="150%" fo:text-align="start" style:justify-single-word="false"/>
      <style:text-properties fo:font-size="14pt" fo:font-weight="normal" officeooo:rsid="0017a904" officeooo:paragraph-rsid="0017a904" style:font-size-asian="12.25pt" style:font-weight-asian="normal" style:font-size-complex="14pt" style:font-weight-complex="normal"/>
    </style:style>
    <style:style style:name="P12" style:family="paragraph" style:parent-style-name="Standard" style:list-style-name="L6">
      <style:paragraph-properties fo:margin-top="0.0791in" fo:margin-bottom="0.0791in" loext:contextual-spacing="false" fo:line-height="150%" fo:text-align="start" style:justify-single-word="false"/>
      <style:text-properties fo:font-size="14pt" fo:font-weight="normal" officeooo:rsid="00196333" officeooo:paragraph-rsid="00196333" style:font-size-asian="12.25pt" style:font-weight-asian="normal" style:font-size-complex="14pt" style:font-weight-complex="normal"/>
    </style:style>
    <style:style style:name="P13" style:family="paragraph" style:parent-style-name="Standard" style:list-style-name="L5">
      <style:paragraph-properties fo:margin-top="0.0791in" fo:margin-bottom="0.0791in" loext:contextual-spacing="false" fo:line-height="150%" fo:text-align="start" style:justify-single-word="false"/>
      <style:text-properties fo:font-size="14pt" fo:font-weight="normal" officeooo:rsid="00196333" officeooo:paragraph-rsid="00196333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4e59"/>
    </style:style>
    <style:style style:name="T3" style:family="text">
      <style:text-properties officeooo:rsid="0015eaad"/>
    </style:style>
    <style:style style:name="T4" style:family="text">
      <style:text-properties officeooo:rsid="0017a904"/>
    </style:style>
    <style:style style:name="T5" style:family="text">
      <style:text-properties officeooo:rsid="0017e883"/>
    </style:style>
    <style:style style:name="T6" style:family="text">
      <style:text-properties fo:language="ru" fo:country="RU"/>
    </style:style>
    <style:style style:name="T7" style:family="text">
      <style:text-properties officeooo:rsid="00196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Техническое </text:span>задание</text:p>
      <text:list xml:id="list200802615" text:style-name="L1">
        <text:list-item>
          <text:p text:style-name="P3">Паспорт продукта</text:p>
        </text:list-item>
      </text:list>
      <text:list xml:id="list2472168560" text:style-name="L2">
        <text:list-item>
          <text:p text:style-name="P5">Рабочее название: roi_amb_analyzer</text:p>
        </text:list-item>
        <text:list-item>
          <text:p text:style-name="P5">Среда разработки: python 3.6</text:p>
        </text:list-item>
        <text:list-item>
          <text:p text:style-name="P5">Дата начала работы над проектом: 27.09.2019</text:p>
        </text:list-item>
        <text:list-item>
          <text:p text:style-name="P4"><text:span text:style-name="T1">Дата окончания работы над проектом:20.12.2019</text:span><text:tab/><text:tab/></text:p>
        </text:list-item>
      </text:list>
      <text:list xml:id="list161254583464903" text:continue-list="list200802615" text:style-name="L1">
        <text:list-item>
          <text:p text:style-name="P3">База данных</text:p>
        </text:list-item>
      </text:list>
      <text:list xml:id="list967394333" text:style-name="L3">
        <text:list-item>
          <text:p text:style-name="P6">HLA.dat – файл, расположенный в репозитории <text:s/>github (<text:a xlink:type="simple" xlink:href="https://github.com/ANHIG/IMGTHLA" text:style-name="Internet_20_link" text:visited-style-name="Visited_20_Internet_20_Link">https://github.com/ANHIG/IMGTHLA</text:a><text:a xlink:type="simple" xlink:href="https://github.com/ANHIG/IMGTHLA)ю" text:style-name="Internet_20_link" text:visited-style-name="Visited_20_Internet_20_Link">)</text:a>. База оформлена по станадрту “imgt” и содержит следующую информацию об аллелях: название, полную последовательность, границы функциональных элементо<text:span text:style-name="T2">в</text:span> последовательности, <text:span text:style-name="T2">номера и тип функциональных элементов последовательности,</text:span> метаданные (<text:span text:style-name="T2">принадлежность к организму, молекулярный тип, таксон, этнический тип, принадлежность к конкретной клеточной линии, ген, продукт трансляции, трансляционную последовательность аминокислот)</text:span></text:p>
        </text:list-item>
      </text:list>
      <text:list xml:id="list161254433679382" text:continue-list="list161254583464903" text:style-name="L1">
        <text:list-item>
          <text:p text:style-name="P3">Цикл работы</text:p>
        </text:list-item>
      </text:list>
      <text:list xml:id="list3590251319" text:style-name="L6">
        <text:list-item>
          <text:p text:style-name="P12">Обязательные аргументы программы: префикс-ген, номера экзонов.</text:p>
        </text:list-item>
        <text:list-item>
          <text:p text:style-name="P12">Необязательные аргументы программы: пути расположения выводных данных</text:p>
        </text:list-item>
      </text:list>
      <text:list xml:id="list33114888" text:style-name="L4">
        <text:list-item>
          <text:p text:style-name="P7">Создаются структуры для хранения данных: лист для хранения тьюплов различимых аллелей; лист для хранения тьюплов неразличимых аллелей; лист для хранения отображения экзонных последовательностей на номера экзонов. <text:s/></text:p>
        </text:list-item>
        <text:list-item>
          <text:p text:style-name="P8"><text:soft-page-break/>С помощью пакета Biopython создается <text:s/><text:span text:style-name="T3">объект-генератор, <text:s/>элементы которого принадлежат к классу Bio.SeqRecord.SeqRecord</text:span> . <text:span text:style-name="T3">Программа итерируется по объекту, генерируя данные. Если </text:span><text:s/><text:span text:style-name="T3">атрибут description, принадлежащий экземпляру класса Bio.SeqRecord.SeqRecord, содержит классификационное название, начинающиеся с необходимого префикса и гена, и атрибут seq содержит последовательность длинной больше 1 программа записывет продолжает с элементом работу. Для каждого элемента в генераторе, создается отображение его экзоннной последовательности на номер экзона. Номер экзона и границы экзонной последовательности, а также часть экзонной последовательности находятся в атрибуте features для каждого элемента генератора. Затем формируется отображение вида имя аллели:номера экзонов:последовательности экзонов. </text:span></text:p>
        </text:list-item>
        <text:list-item>
          <text:p text:style-name="P9">Создается итератор, генерирующий возможные аллельные бинарные тьюплы без повторений и тьюплы проверяются на условия. <text:span text:style-name="T4">Резултаты проверки для каждого экзнона: False – нельзя различить, True – можно различить, хранятся в листе.</text:span> <text:span text:style-name="T4">Е</text:span>сли экзон с введенным номером отсутсвтует в тьюпле( каждый элемент тьюпла ключ отображения на него номера и последовательности), тьюпл пропускается; если последовательность есть в тьюпле и она одинакова, эту пару по этому экзону не различить; если последовательность разная – различить можно; если экзон есть лишь в одном из элементов пары – <text:span text:style-name="T4">то по нему тоже можно различить аллели. Если сумма листа с результатами проверки больше 0 – то пару можно различить и она добавляется в лист, где хранятся различимые тьюплы; если нельзя, в лист к неразличимым тьюплам. </text:span></text:p>
        </text:list-item>
        <text:list-item>
          <text:p text:style-name="P10">Каждый элемемент листов с парами построчно записывается в 2 разных файла</text:p>
        </text:list-item>
        <text:list-item>
          <text:p text:style-name="P10">Программа возвращает сообщение о завершении работы</text:p>
        </text:list-item>
      </text:list>
      <text:list xml:id="list161255090343054" text:continue-list="list161254433679382" text:style-name="L1">
        <text:list-item>
          <text:p text:style-name="P3"><text:soft-page-break/>Интерфейс</text:p>
          <text:p text:style-name="P11">Программа не предпол<text:span text:style-name="T7">а</text:span>гает графического интерфейса</text:p>
          <text:p text:style-name="P11">Пользователь вызывает программу через командную строку и передает 2 обязательных аргумента префикс с геном и номера экзонов. Разделитель – пробел. В качестве необязательных аргументов – окно справки, возможность указать пути и имена для выводных данных.</text:p>
          <text:p text:style-name="P11"><text:s/><text:span text:style-name="T5">Планируется возможность помещения программы в Docker – контейнер.</text:span></text:p>
        </text:list-item>
        <text:list-item>
          <text:p text:style-name="P3">Тестирование</text:p>
        </text:list-item>
      </text:list>
      <text:list xml:id="list2925931976" text:style-name="L5">
        <text:list-header>
          <text:p text:style-name="P13">Предполагается разработка автоматических тестов.</text:p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1:20:04.981714119</meta:creation-date>
    <dc:date>2019-10-06T16:12:52.961169874</dc:date>
    <meta:editing-duration>PT14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22" meta:word-count="403" meta:character-count="3238" meta:non-whitespace-character-count="2855"/>
  </office:meta>
</office:document-meta>
</file>